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our commencer, Nous avons téléchargé le fichier Jar JUnit que nous avons inclus dans les librairies du projet.</text:p>
      <text:p text:style-name="Normal">Nous sommes ensuite passés directement à l’exercice 1, à savoir l’implémentation du premier algorithme, suivi de l’algorithme de test.</text:p>
      <text:p text:style-name="Normal">Nous avons ensuite mis en place la phase de test. Dans VSCode, elle est directement incorporée avec JUnit, ce qui permet de tester si la méthode de test fonctionne en un seul cl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ence Boucquez</meta:initial-creator>
    <dc:creator>Maxence Boucquez</dc:creator>
    <meta:creation-date>2022-05-30T17:21:00Z</meta:creation-date>
    <dc:date>2022-05-30T20:36:00Z</dc:date>
    <meta:template xlink:href="Normal" xlink:type="simple"/>
    <meta:editing-cycles>3</meta:editing-cycles>
    <meta:editing-duration>PT11700S</meta:editing-duration>
    <meta:document-statistic meta:page-count="1" meta:paragraph-count="1" meta:word-count="65" meta:character-count="427" meta:row-count="3" meta:non-whitespace-character-count="363"/>
  </office:meta>
</office:document-meta>
</file>